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2d5f" officeooo:paragraph-rsid="00032d5f"/>
    </style:style>
    <style:style style:name="P2" style:family="paragraph" style:parent-style-name="Standard">
      <style:text-properties officeooo:rsid="00038bf1" officeooo:paragraph-rsid="00032d5f"/>
    </style:style>
    <style:style style:name="P3" style:family="paragraph" style:parent-style-name="Standard">
      <style:text-properties officeooo:rsid="00038bf1" officeooo:paragraph-rsid="00038bf1"/>
    </style:style>
    <style:style style:name="P4" style:family="paragraph" style:parent-style-name="Standard">
      <style:text-properties officeooo:rsid="000411ad" officeooo:paragraph-rsid="000411ad"/>
    </style:style>
    <style:style style:name="T1" style:family="text">
      <style:text-properties fo:font-weight="bold" style:font-weight-asian="bold" style:font-weight-complex="bold"/>
    </style:style>
    <style:style style:name="T2" style:family="text">
      <style:text-properties fo:font-weight="bold" officeooo:rsid="000373b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73b9" style:font-weight-asian="normal" style:font-weight-complex="normal"/>
    </style:style>
    <style:style style:name="T5" style:family="text">
      <style:text-properties fo:font-weight="normal" officeooo:rsid="0003f2b7" style:font-weight-asian="normal" style:font-weight-complex="normal"/>
    </style:style>
    <style:style style:name="T6" style:family="text">
      <style:text-properties fo:font-weight="normal" officeooo:rsid="000411ad" style:font-weight-asian="normal" style:font-weight-complex="normal"/>
    </style:style>
    <style:style style:name="T7" style:family="text">
      <style:text-properties fo:font-weight="normal" officeooo:rsid="00059bdb" style:font-weight-asian="normal" style:font-weight-complex="normal"/>
    </style:style>
    <style:style style:name="T8" style:family="text">
      <style:text-properties fo:font-weight="normal" officeooo:rsid="00077cfc" style:font-weight-asian="normal" style:font-weight-complex="normal"/>
    </style:style>
    <style:style style:name="T9" style:family="text">
      <style:text-properties officeooo:rsid="00059bd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roaches to Modelling <text:span text:style-name="T9">and Developing Software Tools</text:span></text:p>
      <text:p text:style-name="P1"/>
      <text:p text:style-name="P1">One specific advantage of our approach to assembling the DNA nano-structure is that there is no need to model DNA folding and base-pair interactions the same way other as would need to be done if using a staple-strand approach. Here, though as discussed in <text:span text:style-name="T1">(DNA HYBRID PAPER)</text:span><text:span text:style-name="T3">, there must be structural considerations of how the staple proteins bind to the dsDNA template. Thankfully, </text:span><text:span text:style-name="T1">(DNA HYBRID PAPER)</text:span><text:span text:style-name="T3">, has already laid the ground work, by modeling electron densiry projections, reflecting the desired conformations of the various staple proteins on the dsDNA and indicating which of these conformations are optimal for protein-DNA binding. </text:span><text:span text:style-name="T2">(TALSTRUCTURE PAPER)</text:span><text:span text:style-name="T4">, also provides a good ressource for understading how to model staple protein binding to the dsDNA template.</text:span></text:p>
      <text:p text:style-name="P1"><text:span text:style-name="T4"/></text:p>
      <text:p text:style-name="P2"><text:span text:style-name="T4">The </text:span><text:span text:style-name="T3">more significant aspects of modelling for this project are; the kinetics of protein-DNA binding, as well as the enzyme-substrate kinectics for the enzymatic pathway engineered on to the DNA scaffold. <text:s/></text:span><text:span text:style-name="T6">Generally stochastic models are often used in scenarios like this, as they can better mimick the nature of molecules moving around and interacting inside of a cell.</text:span></text:p>
      <text:p text:style-name="P1"><text:span text:style-name="T3"/></text:p>
      <text:p text:style-name="P1"><text:span text:style-name="T3">Besides modelling how the staple proteins attach to the dsDNA template, the likelihhod that the proteins will bind the sequence at all, and under what cellular conditions this likelihood is optimal must also be </text:span></text:p>
      <text:p text:style-name="P1"><text:span text:style-name="T3"/></text:p>
      <text:p text:style-name="P3"><text:span text:style-name="T3">For the enzyme-substrate kinetics modelling, proximity </text:span><text:span text:style-name="T5">(how close the enzymes are to eachother) </text:span><text:span text:style-name="T3">and spatial orientation </text:span><text:span text:style-name="T5">(how the enzymes are oriented, in space i.e. are they pointed towards eachother or not) </text:span><text:span text:style-name="T3">are two of the most important factors to a</text:span><text:span text:style-name="T5">d</text:span><text:span text:style-name="T3">dress, as they will be the primary changes between our scaffolded pathway and the normal, unscaffolded pathway. Both are to be compared to determine how much the scaffold increases the efficiency of the pathway, if at all. Here efficiency is defined as what concentration of product is produced from a given concentration of substrate within a given time interval.</text:span></text:p>
      <text:p text:style-name="P3"><text:span text:style-name="T3"/></text:p>
      <text:p text:style-name="P4"><text:span text:style-name="T3">There are many other applications that would require some more specific considerations with regards to modelling, </text:span><text:span text:style-name="T7">such as drug dilevery or molecular computing, but the primary focus now will be model</text:span><text:span text:style-name="T8">ling the kinetics of the scaffold and staple protiens ,as well as the kinetics of enzyme pathways mounted on to the scaffol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23:05:50.850876797</meta:creation-date>
    <dc:date>2018-02-26T23:55:29.092826813</dc:date>
    <meta:editing-duration>PT39M25S</meta:editing-duration>
    <meta:editing-cycles>6</meta:editing-cycles>
    <meta:generator>LibreOffice/6.0.0.3$Linux_X86_64 LibreOffice_project/64a0f66915f38c6217de274f0aa8e15618924765</meta:generator>
    <meta:document-statistic meta:table-count="0" meta:image-count="0" meta:object-count="0" meta:page-count="1" meta:paragraph-count="6" meta:word-count="368" meta:character-count="2342" meta:non-whitespace-character-count="1978"/>
  </office:meta>
</office:document-meta>
</file>